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draw:fill-color="#ff950e" draw:textarea-horizontal-align="center" draw:textarea-vertical-align="middle"/>
    </style:style>
    <style:style style:name="gr3" style:family="graphic" style:parent-style-name="standard">
      <style:graphic-properties draw:stroke="none" svg:stroke-width="0.02cm" svg:stroke-color="#008000" draw:marker-start-width="0.33cm" draw:marker-end-width="0.33cm" draw:fill-color="#008000" draw:opacity="70%" draw:textarea-horizontal-align="center" draw:textarea-vertical-align="middle" fo:padding-top="0.135cm" fo:padding-bottom="0.135cm" fo:padding-left="0.26cm" fo:padding-right="0.26cm" draw:shadow-opacity="70%"/>
    </style:style>
    <style:style style:name="gr4" style:family="graphic" style:parent-style-name="standard">
      <style:graphic-properties svg:stroke-width="0.02cm" draw:marker-start-width="0.33cm" draw:marker-end-width="0.33cm" draw:fill-color="#e6e6e6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808080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3cm" draw:marker-start-width="0.35cm" draw:marker-end-width="0.35cm" draw:fill-color="#000000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OCR A Extended'" style:font-family-generic="modern" style:font-pitch="variable" fo:font-size="9pt" style:font-size-asian="9pt" style:font-size-complex="9pt"/>
    </style:style>
    <style:style style:name="P3" style:family="paragraph">
      <style:text-properties fo:color="#ffffff" fo:font-family="'OCR A Extended'" style:font-family-generic="modern" style:font-pitch="variable" fo:font-size="9pt" style:font-size-asian="9pt" style:font-size-complex="9pt"/>
    </style:style>
    <style:style style:name="T1" style:family="text">
      <style:text-properties fo:color="#ffffff" fo:font-family="'OCR A Extended'" style:font-family-generic="modern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.5cm" svg:x="0.5cm" svg:y="1.5cm">
          <text:p/>
        </draw:rect>
        <draw:rect draw:style-name="gr2" draw:text-style-name="P1" draw:layer="layout" svg:width="0.5cm" svg:height="0.75cm" svg:x="1.5cm" svg:y="1.875cm">
          <text:p/>
        </draw:rect>
        <draw:rect draw:style-name="gr2" draw:text-style-name="P1" draw:layer="layout" svg:width="0.5cm" svg:height="0.75cm" svg:x="3cm" svg:y="1.875cm">
          <text:p/>
        </draw:rect>
        <draw:rect draw:style-name="gr2" draw:text-style-name="P1" draw:layer="layout" svg:width="1cm" svg:height="0.25cm" svg:x="0.5cm" svg:y="2.125cm">
          <text:p/>
        </draw:rect>
        <draw:rect draw:style-name="gr2" draw:text-style-name="P1" draw:layer="layout" svg:width="1cm" svg:height="0.25cm" svg:x="3.5cm" svg:y="2.125cm">
          <text:p/>
        </draw:rect>
        <draw:path draw:style-name="gr3" draw:text-style-name="P1" draw:layer="layout" svg:width="3.999cm" svg:height="1.499cm" svg:x="0.5cm" svg:y="1.5cm" svg:viewBox="0 0 4000 1500" svg:d="m2375 1250h750v-1000h-750zm-1500 1000h750v-1000h-750zm-875 1250v-1500h4000v1500z">
          <text:p/>
        </draw:path>
        <draw:g>
          <draw:g>
            <draw:rect draw:style-name="gr4" draw:text-style-name="P1" draw:layer="layout" svg:width="1.5cm" svg:height="0.5cm" svg:x="1.75cm" svg:y="2cm">
              <text:p/>
            </draw:rect>
            <draw:polyline draw:style-name="gr5" draw:text-style-name="P1" draw:layer="layout" svg:width="-0.249cm" svg:height="-0.499cm" svg:x="2cm" svg:y="2.5cm" svg:viewBox="0 0 -250 -500" draw:points="0,0 250,0 250,500 0,500">
              <text:p/>
            </draw:polyline>
            <draw:polyline draw:style-name="gr5" draw:text-style-name="P1" draw:layer="layout" svg:width="-0.249cm" svg:height="-0.499cm" svg:x="3.25cm" svg:y="2.5cm" svg:viewBox="0 0 -250 -500" draw:points="250,0 0,0 0,500 250,500">
              <text:p/>
            </draw:polyline>
          </draw:g>
          <draw:polygon draw:style-name="gr6" draw:text-style-name="P1" draw:layer="layout" svg:width="0.999cm" svg:height="0.499cm" svg:x="2cm" svg:y="2cm" svg:viewBox="0 0 1000 500" draw:points="0,0 125,125 125,375 0,500 1000,500 875,375 875,125 1000,0">
            <text:p/>
          </draw:polygon>
          <draw:frame draw:style-name="gr7" draw:text-style-name="P3" draw:layer="layout" svg:width="0.75cm" svg:height="0.5cm" svg:x="2.125cm" svg:y="2cm">
            <draw:text-box>
              <text:p text:style-name="P2"><text:span text:style-name="T1">472</text:span></text:p>
            </draw:text-box>
          </draw:frame>
        </draw:g>
        <draw:rect draw:style-name="gr2" draw:text-style-name="P1" draw:layer="layout" svg:width="0.5cm" svg:height="0.75cm" svg:x="1.5cm" svg:y="0.125cm">
          <text:p/>
        </draw:rect>
        <draw:rect draw:style-name="gr2" draw:text-style-name="P1" draw:layer="layout" svg:width="0.5cm" svg:height="0.75cm" svg:x="3cm" svg:y="0.12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9T01:11:37.69</meta:creation-date>
    <dc:date>2011-11-19T01:38:59.06</dc:date>
    <meta:editing-duration>PT27M12S</meta:editing-duration>
    <meta:editing-cycles>18</meta:editing-cycles>
    <meta:generator>OpenOffice.org/3.3$Win32 OpenOffice.org_project/330m20$Build-9567</meta:generator>
    <meta:document-statistic meta:object-count="15"/>
  </office:meta>
</office:document-meta>
</file>